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2">
            <text:p><text:s text:c="11"/>« table » <text:s text:c="12"/>ETUDIANT <text:s/></text:p>
          </table:table-cell>
          <table:covered-table-cell/>
          <table:table-cell/>
          <table:table-cell table:style-name="ce1" office:value-type="string" table:number-columns-spanned="2" table:number-rows-spanned="2">
            <text:p><text:s text:c="22"/>« table » <text:s text:c="22"/>NIVEAU</text:p>
          </table:table-cell>
          <table:covered-table-cell/>
          <table:table-cell/>
          <table:table-cell table:style-name="ce1" office:value-type="string" table:number-columns-spanned="2" table:number-rows-spanned="2">
            <text:p><text:s text:c="11"/>« table » <text:s text:c="12"/>LANGE 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3">
            <text:p>« PK » IDE : INTEGER <text:s text:c="2"/>NOM : VARCHAR(32)</text:p>
          </table:table-cell>
          <table:covered-table-cell/>
          <table:table-cell/>
          <table:table-cell table:style-name="ce2" office:value-type="string" table:number-columns-spanned="2" table:number-rows-spanned="4">
            <text:p>« PFK IDE : INTEGER <text:s text:c="16"/>« PFK IDL : INTEGER <text:s text:c="13"/>NIVEAU-ORAL : CHAR(2) <text:s text:c="2"/>NIVEAU_ECRIT : CHAR(2)</text:p>
          </table:table-cell>
          <table:covered-table-cell/>
          <table:table-cell/>
          <table:table-cell table:style-name="ce2" office:value-type="string" table:number-columns-spanned="2" table:number-rows-spanned="3">
            <text:p><text:s/>NOM : VARCHAR(32) <text:s/>« PK » IDL : INTEGER <text:s/></text:p>
          </table:table-cell>
          <table:covered-table-cell/>
        </table:table-row>
        <table:table-row table:style-name="ro1">
          <table:table-cell table:number-columns-repeated="2"/>
          <table:covered-table-cell table:style-name="ce2"/>
          <table:covered-table-cell/>
          <table:table-cell/>
          <table:covered-table-cell table:number-columns-repeated="2"/>
          <table:table-cell/>
          <table:covered-table-cell table:style-name="ce2"/>
          <table:covered-table-cell/>
        </table:table-row>
        <table:table-row table:style-name="ro1"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/>
          <table:covered-table-cell table:number-columns-repeated="2"/>
          <table:table-cell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2">
            <text:p>contrainte CHECK(NIVEAU_ORAL, NIVEAU_ECRIT)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covered-table-cell table:number-columns-repeated="2"/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18/09/2013</text:date>, <text:time>11:2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1:14:36.70</meta:creation-date>
    <dc:date>2013-09-18T11:23:37.50</dc:date>
    <meta:editing-duration>PT9M1S</meta:editing-duration>
    <meta:editing-cycles>1</meta:editing-cycles>
    <meta:document-statistic meta:table-count="3" meta:cell-count="7" meta:object-count="0"/>
    <meta:generator>OpenOffice.org/3.4.1$Win32 OpenOffice.org_project/341m1$Build-9593</meta:generator>
  </office:meta>
</office:document-meta>
</file>